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eb86" officeooo:paragraph-rsid="001feb86"/>
    </style:style>
    <style:style style:name="P2" style:family="paragraph" style:parent-style-name="Standard">
      <style:text-properties officeooo:paragraph-rsid="0025f88a"/>
    </style:style>
    <style:style style:name="P3" style:family="paragraph" style:parent-style-name="Subtitle">
      <style:text-properties officeooo:rsid="001feb86" officeooo:paragraph-rsid="001feb86"/>
    </style:style>
    <style:style style:name="P4" style:family="paragraph" style:parent-style-name="Text_20_body">
      <style:text-properties officeooo:rsid="001feb86" officeooo:paragraph-rsid="001feb86"/>
    </style:style>
    <style:style style:name="P5" style:family="paragraph" style:parent-style-name="Text_20_body">
      <style:text-properties fo:font-weight="bold" officeooo:rsid="001feb86" officeooo:paragraph-rsid="001feb86" style:font-weight-asian="bold" style:font-weight-complex="bold"/>
    </style:style>
    <style:style style:name="P6" style:family="paragraph" style:parent-style-name="Text_20_body">
      <style:text-properties fo:font-weight="bold" officeooo:rsid="001feb86" officeooo:paragraph-rsid="0025f88a" style:font-weight-asian="bold" style:font-weight-complex="bold"/>
    </style:style>
    <style:style style:name="P7" style:family="paragraph" style:parent-style-name="Text_20_body">
      <style:text-properties officeooo:paragraph-rsid="00276cca"/>
    </style:style>
    <style:style style:name="P8" style:family="paragraph" style:parent-style-name="Text_20_body">
      <style:text-properties officeooo:paragraph-rsid="005d6743"/>
    </style:style>
    <style:style style:name="P9" style:family="paragraph" style:parent-style-name="Text_20_body">
      <style:text-properties fo:font-weight="normal" officeooo:paragraph-rsid="006f40a4" style:font-weight-asian="normal" style:font-weight-complex="normal"/>
    </style:style>
    <style:style style:name="P10" style:family="paragraph" style:parent-style-name="Text_20_body">
      <style:text-properties fo:font-weight="normal" officeooo:rsid="005d6743" officeooo:paragraph-rsid="006f40a4" style:font-weight-asian="normal" style:font-weight-complex="normal"/>
    </style:style>
    <style:style style:name="P11" style:family="paragraph" style:parent-style-name="Text_20_body">
      <style:text-properties officeooo:paragraph-rsid="00825477"/>
    </style:style>
    <style:style style:name="P12" style:family="paragraph" style:parent-style-name="Title">
      <style:text-properties officeooo:rsid="001feb86" officeooo:paragraph-rsid="001feb86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825477"/>
    </style:style>
    <style:style style:name="P15" style:family="paragraph" style:parent-style-name="Text_20_body" style:list-style-name="L1">
      <style:text-properties officeooo:rsid="00825477" officeooo:paragraph-rsid="00825477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text-properties officeooo:paragraph-rsid="00875881"/>
    </style:style>
    <style:style style:name="P18" style:family="paragraph" style:parent-style-name="Text_20_body" style:list-style-name="L2">
      <style:text-properties officeooo:rsid="008a1b30" officeooo:paragraph-rsid="008a1b30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text-properties officeooo:rsid="00a56457" officeooo:paragraph-rsid="00a5645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950b" style:font-weight-asian="normal" style:font-weight-complex="normal"/>
    </style:style>
    <style:style style:name="T3" style:family="text">
      <style:text-properties fo:font-weight="normal" officeooo:rsid="001feb86" style:font-weight-asian="normal" style:font-weight-complex="normal"/>
    </style:style>
    <style:style style:name="T4" style:family="text">
      <style:text-properties fo:font-weight="normal" officeooo:rsid="00485548" style:font-weight-asian="normal" style:font-weight-complex="normal"/>
    </style:style>
    <style:style style:name="T5" style:family="text">
      <style:text-properties fo:font-weight="normal" officeooo:rsid="005e7f3a" style:font-weight-asian="normal" style:font-weight-complex="normal"/>
    </style:style>
    <style:style style:name="T6" style:family="text">
      <style:text-properties fo:font-weight="normal" officeooo:rsid="006321b3" style:font-weight-asian="normal" style:font-weight-complex="normal"/>
    </style:style>
    <style:style style:name="T7" style:family="text">
      <style:text-properties fo:font-weight="normal" officeooo:rsid="006f40a4" style:font-weight-asian="normal" style:font-weight-complex="normal"/>
    </style:style>
    <style:style style:name="T8" style:family="text">
      <style:text-properties fo:font-weight="normal" officeooo:rsid="00757d8b" style:font-weight-asian="normal" style:font-weight-complex="normal"/>
    </style:style>
    <style:style style:name="T9" style:family="text">
      <style:text-properties fo:font-weight="normal" officeooo:rsid="00c83627" style:font-weight-asian="normal" style:font-weight-complex="normal"/>
    </style:style>
    <style:style style:name="T10" style:family="text">
      <style:text-properties officeooo:rsid="00427f84"/>
    </style:style>
    <style:style style:name="T11" style:family="text">
      <style:text-properties fo:font-weight="bold" officeooo:rsid="001feb86" style:font-weight-asian="bold" style:font-weight-complex="bold"/>
    </style:style>
    <style:style style:name="T12" style:family="text">
      <style:text-properties officeooo:rsid="006b6010"/>
    </style:style>
    <style:style style:name="T13" style:family="text">
      <style:text-properties officeooo:rsid="00825477"/>
    </style:style>
    <style:style style:name="T14" style:family="text">
      <style:text-properties officeooo:rsid="00843262"/>
    </style:style>
    <style:style style:name="T15" style:family="text">
      <style:text-properties officeooo:rsid="00875881"/>
    </style:style>
    <style:style style:name="T16" style:family="text">
      <style:text-properties officeooo:rsid="0088fd23"/>
    </style:style>
    <style:style style:name="T17" style:family="text">
      <style:text-properties officeooo:rsid="008a1b30"/>
    </style:style>
    <style:style style:name="T18" style:family="text">
      <style:text-properties officeooo:rsid="00944bcb"/>
    </style:style>
    <style:style style:name="T19" style:family="text">
      <style:text-properties officeooo:rsid="0096531d"/>
    </style:style>
    <style:style style:name="T20" style:family="text">
      <style:text-properties officeooo:rsid="009901d6"/>
    </style:style>
    <style:style style:name="T21" style:family="text">
      <style:text-properties officeooo:rsid="00aa1570"/>
    </style:style>
    <style:style style:name="T22" style:family="text">
      <style:text-properties officeooo:rsid="00b265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ATA STRUCTURES LAB</text:p>
      <text:p text:style-name="P1">AMAL NATH M</text:p>
      <text:p text:style-name="P1">R3 11</text:p>
      <text:p text:style-name="P1"/>
      <text:p text:style-name="P3">EXPERIMENT <text:span text:style-name="T10">8</text:span><text:span text:style-name="T12">c</text:span></text:p>
      <text:p text:style-name="P4"/>
      <text:p text:style-name="P8"><text:span text:style-name="T11">AIM </text:span><text:span text:style-name="T3">:- Implement a </text:span><text:span text:style-name="T7">Queue</text:span><text:span text:style-name="T3"> using </text:span><text:span text:style-name="T5">l</text:span><text:span text:style-name="T3">inked list with the operations: </text:span></text:p>
      <text:p text:style-name="P10">1. Insert elements to the queue</text:p>
      <text:p text:style-name="P10">2. Delete elements from the queue</text:p>
      <text:p text:style-name="P10">3. Display the queue after each operation</text:p>
      <text:p text:style-name="P9"/>
      <text:p text:style-name="P5">DATA STRUCTURE USED <text:span text:style-name="T1">:- </text:span><text:span text:style-name="T9">QUEUE</text:span><text:span text:style-name="T2"> is the data structure used.</text:span></text:p>
      <text:p text:style-name="P5"/>
      <text:p text:style-name="P5">ALGORITHM<text:span text:style-name="T1"> :- </text:span></text:p>
      <text:p text:style-name="Text_20_body">Algorithm ENQUEUE</text:p>
      <text:p text:style-name="P11">START</text:p>
      <text:list xml:id="list3184774771" text:style-name="L1">
        <text:list-item>
          <text:p text:style-name="P14"><text:span text:style-name="T13">I</text:span>f REAR = NULL</text:p>
        </text:list-item>
        <text:list-item>
          <text:p text:style-name="P14"><text:s/><text:tab/>FRONT = <text:span text:style-name="T13">GetNode(NODE)</text:span></text:p>
        </text:list-item>
        <text:list-item>
          <text:p text:style-name="P13"><text:tab/><text:span text:style-name="T18">QUEUE_HEAD</text:span>-&gt;LINK = FRONT</text:p>
        </text:list-item>
        <text:list-item>
          <text:p text:style-name="P13"><text:tab/>REAR = FRONT</text:p>
        </text:list-item>
        <text:list-item>
          <text:p text:style-name="P13"><text:tab/>REAR-&gt;DATA = X</text:p>
        </text:list-item>
        <text:list-item>
          <text:p text:style-name="P13"><text:tab/>REAR-&gt;LINK = NULL</text:p>
        </text:list-item>
        <text:list-item>
          <text:p text:style-name="P13"><text:span text:style-name="T13">E</text:span>lse</text:p>
        </text:list-item>
        <text:list-item>
          <text:p text:style-name="P13"><text:tab/>REAR-&gt;LINK = <text:span text:style-name="T13">GetNode(NODE)</text:span></text:p>
        </text:list-item>
        <text:list-item>
          <text:p text:style-name="P13"><text:tab/>REAR-&gt;LINK-&gt;DATA = X</text:p>
        </text:list-item>
        <text:list-item>
          <text:p text:style-name="P13"><text:tab/>REAR-&gt;LINK-&gt;LINK = NULL</text:p>
        </text:list-item>
        <text:list-item>
          <text:p text:style-name="P13"><text:tab/>REAR = REAR-&gt;LINK</text:p>
        </text:list-item>
        <text:list-item>
          <text:p text:style-name="P15">EndIf</text:p>
        </text:list-item>
      </text:list>
      <text:p text:style-name="Text_20_body">STOP</text:p>
      <text:p text:style-name="Text_20_body"/>
      <text:p text:style-name="Text_20_body">Algorithm DEQUEUE</text:p>
      <text:p text:style-name="Text_20_body"><text:soft-page-break/>START</text:p>
      <text:list xml:id="list1575418985" text:style-name="L2">
        <text:list-item>
          <text:p text:style-name="P16"><text:span text:style-name="T14">I</text:span>f FRONT = NULL</text:p>
        </text:list-item>
        <text:list-item>
          <text:p text:style-name="P16"><text:tab/><text:span text:style-name="T15">P</text:span>rint "Queue is empty!"</text:p>
        </text:list-item>
        <text:list-item>
          <text:p text:style-name="P16"><text:s/><text:tab/><text:span text:style-name="T21">Exit</text:span></text:p>
        </text:list-item>
        <text:list-item>
          <text:p text:style-name="P17"><text:span text:style-name="T15">E</text:span>lse</text:p>
        </text:list-item>
        <text:list-item>
          <text:p text:style-name="P17"><text:s/><text:tab/>X = FRONT-&gt;DATA</text:p>
        </text:list-item>
        <text:list-item>
          <text:p text:style-name="P16"><text:tab/><text:span text:style-name="T19">QUEUE_HEAD</text:span>-&gt;LINK = FRONT-&gt;LINK</text:p>
        </text:list-item>
        <text:list-item>
          <text:p text:style-name="P16"><text:tab/><text:span text:style-name="T16">ReturnNode</text:span>(FRONT)<text:tab/></text:p>
        </text:list-item>
        <text:list-item>
          <text:p text:style-name="P16"><text:tab/>FRONT = <text:span text:style-name="T20">QUEUE_HEAD</text:span>-&gt;LINK</text:p>
        </text:list-item>
        <text:list-item>
          <text:p text:style-name="P16"><text:tab/><text:span text:style-name="T16">I</text:span>f FRONT = NULL</text:p>
        </text:list-item>
        <text:list-item>
          <text:p text:style-name="P16"><text:tab/><text:tab/>REAR = NULL</text:p>
        </text:list-item>
        <text:list-item>
          <text:p text:style-name="P16"><text:s/><text:tab/><text:span text:style-name="T17">EndIf</text:span></text:p>
        </text:list-item>
        <text:list-item>
          <text:p text:style-name="P16"><text:tab/><text:span text:style-name="T14">R</text:span>eturn X</text:p>
        </text:list-item>
        <text:list-item>
          <text:p text:style-name="P18">EndIf</text:p>
        </text:list-item>
      </text:list>
      <text:p text:style-name="Text_20_body">STOP</text:p>
      <text:p text:style-name="Text_20_body"/>
      <text:p text:style-name="Text_20_body">Algorithm DISPLAY</text:p>
      <text:p text:style-name="Text_20_body">START</text:p>
      <text:list xml:id="list3824298643" text:style-name="L3">
        <text:list-item>
          <text:p text:style-name="P19">ptr = <text:span text:style-name="T22">FRONT</text:span></text:p>
        </text:list-item>
        <text:list-item>
          <text:p text:style-name="P19">While ptr != NULL</text:p>
        </text:list-item>
        <text:list-item>
          <text:p text:style-name="P19"><text:tab/>Print ptr-&gt;DATA</text:p>
        </text:list-item>
        <text:list-item>
          <text:p text:style-name="P19"><text:tab/>ptr = ptr-&gt;LINK</text:p>
        </text:list-item>
        <text:list-item>
          <text:p text:style-name="P20">EndWhile</text:p>
        </text:list-item>
      </text:list>
      <text:p text:style-name="Text_20_body">STOP</text:p>
      <text:p text:style-name="Text_20_body"/>
      <text:p text:style-name="P6">PROGRAM CODE<text:span text:style-name="T1"> :- </text:span></text:p>
      <text:p text:style-name="P2">#include&lt;stdio.h&gt;</text:p>
      <text:p text:style-name="P2">#include&lt;stdlib.h&gt;</text:p>
      <text:p text:style-name="P2"/>
      <text:p text:style-name="P2">struct node</text:p>
      <text:p text:style-name="P2">{</text:p>
      <text:p text:style-name="P2"><text:tab/>int DATA;</text:p>
      <text:p text:style-name="P2"><text:tab/>struct node* LINK;</text:p>
      <text:p text:style-name="P2">};</text:p>
      <text:p text:style-name="P2"/>
      <text:p text:style-name="P2"><text:soft-page-break/>struct queue</text:p>
      <text:p text:style-name="P2">{</text:p>
      <text:p text:style-name="P2"><text:tab/>struct node* FRONT;</text:p>
      <text:p text:style-name="P2"><text:tab/>struct node* REAR;</text:p>
      <text:p text:style-name="P2">};</text:p>
      <text:p text:style-name="P2"/>
      <text:p text:style-name="P2">void display(struct node* ptr)</text:p>
      <text:p text:style-name="P2">{</text:p>
      <text:p text:style-name="P2"><text:tab/>printf("Queue:\n");</text:p>
      <text:p text:style-name="P2"><text:tab/>while(ptr != NULL)</text:p>
      <text:p text:style-name="P2"><text:tab/>{</text:p>
      <text:p text:style-name="P2"><text:tab/><text:tab/>printf("%d\n", ptr-&gt;DATA);</text:p>
      <text:p text:style-name="P2"><text:tab/><text:tab/>ptr = ptr-&gt;LINK;</text:p>
      <text:p text:style-name="P2"><text:tab/>}</text:p>
      <text:p text:style-name="P2">}</text:p>
      <text:p text:style-name="P2"/>
      <text:p text:style-name="P2">void enqueue(struct queue *q, struct node* HEADER)</text:p>
      <text:p text:style-name="P2">{<text:tab/></text:p>
      <text:p text:style-name="P2"><text:tab/>int X;</text:p>
      <text:p text:style-name="P2"><text:tab/>printf("Enter element\n");</text:p>
      <text:p text:style-name="P2"><text:tab/>scanf("%d", &amp;X);</text:p>
      <text:p text:style-name="P2"><text:tab/></text:p>
      <text:p text:style-name="P2"><text:tab/>if(q-&gt;REAR == NULL)</text:p>
      <text:p text:style-name="P2"><text:tab/>{</text:p>
      <text:p text:style-name="P2"><text:tab/><text:tab/>q-&gt;FRONT = (struct node*) malloc(1*sizeof(struct node));</text:p>
      <text:p text:style-name="P2"><text:tab/><text:tab/>HEADER-&gt;LINK = q-&gt;FRONT;</text:p>
      <text:p text:style-name="P2"><text:tab/><text:tab/>q-&gt;REAR = q-&gt;FRONT;</text:p>
      <text:p text:style-name="P2"><text:tab/><text:tab/>q-&gt;REAR-&gt;DATA = X;</text:p>
      <text:p text:style-name="P2"><text:tab/><text:tab/>q-&gt;REAR-&gt;LINK = NULL;</text:p>
      <text:p text:style-name="P2"><text:tab/>}</text:p>
      <text:p text:style-name="P2"><text:tab/>else</text:p>
      <text:p text:style-name="P2"><text:tab/>{</text:p>
      <text:p text:style-name="P2"><text:tab/><text:tab/>q-&gt;REAR-&gt;LINK = (struct node*) malloc(1*sizeof(struct node));</text:p>
      <text:p text:style-name="P2"><text:tab/><text:tab/>q-&gt;REAR-&gt;LINK-&gt;DATA = X;</text:p>
      <text:p text:style-name="P2"><text:tab/><text:tab/>q-&gt;REAR-&gt;LINK-&gt;LINK = NULL;</text:p>
      <text:p text:style-name="P2"><text:tab/><text:tab/>q-&gt;REAR = q-&gt;REAR-&gt;LINK;</text:p>
      <text:p text:style-name="P2"><text:tab/>}</text:p>
      <text:p text:style-name="P2">}</text:p>
      <text:p text:style-name="P2"/>
      <text:p text:style-name="P2">int dequeue(struct queue *q, struct node* HEADER)</text:p>
      <text:p text:style-name="P2">{</text:p>
      <text:p text:style-name="P2"><text:tab/>if(q-&gt;FRONT == NULL)</text:p>
      <text:p text:style-name="P2"><text:tab/>{</text:p>
      <text:p text:style-name="P2"><text:tab/><text:tab/>printf("Queue is empty!\n");</text:p>
      <text:p text:style-name="P2"><text:tab/>}</text:p>
      <text:p text:style-name="P2"><text:tab/>else</text:p>
      <text:p text:style-name="P2"><text:tab/>{</text:p>
      <text:p text:style-name="P2"><text:tab/><text:tab/>int X = q-&gt;FRONT-&gt;DATA;</text:p>
      <text:p text:style-name="P2"><text:tab/><text:tab/>HEADER-&gt;LINK = q-&gt;FRONT-&gt;LINK;</text:p>
      <text:p text:style-name="P2"><text:tab/><text:tab/></text:p>
      <text:p text:style-name="P2"><text:tab/><text:tab/>free(q-&gt;FRONT);</text:p>
      <text:p text:style-name="P2"><text:tab/><text:tab/><text:tab/><text:tab/></text:p>
      <text:p text:style-name="P2"><text:soft-page-break/><text:tab/><text:tab/>q-&gt;FRONT = HEADER-&gt;LINK;</text:p>
      <text:p text:style-name="P2"><text:tab/><text:tab/></text:p>
      <text:p text:style-name="P2"><text:tab/><text:tab/>if(q-&gt;FRONT == NULL)</text:p>
      <text:p text:style-name="P2"><text:tab/><text:tab/><text:tab/>q-&gt;REAR = NULL;</text:p>
      <text:p text:style-name="P2"><text:tab/><text:tab/></text:p>
      <text:p text:style-name="P2"><text:tab/><text:tab/>return X;</text:p>
      <text:p text:style-name="P2"><text:tab/>}</text:p>
      <text:p text:style-name="P2">}</text:p>
      <text:p text:style-name="P2"/>
      <text:p text:style-name="P2">void main()</text:p>
      <text:p text:style-name="P2">{</text:p>
      <text:p text:style-name="P2"><text:tab/>struct node* QUEUE_HEAD = (struct node*) malloc(1*sizeof(struct node));</text:p>
      <text:p text:style-name="P2"><text:tab/>struct queue q;</text:p>
      <text:p text:style-name="P2"><text:tab/>q.FRONT = NULL;</text:p>
      <text:p text:style-name="P2"><text:tab/>q.REAR = NULL;</text:p>
      <text:p text:style-name="P2"><text:tab/>QUEUE_HEAD-&gt;LINK = q.FRONT;</text:p>
      <text:p text:style-name="P2"/>
      <text:p text:style-name="P2"><text:tab/>int flag;</text:p>
      <text:p text:style-name="P2">L:</text:p>
      <text:p text:style-name="P2"><text:tab/>printf("\nChoose the Queue operation\n");</text:p>
      <text:p text:style-name="P2"><text:tab/>printf("1.ENQUEUE\n2.DEQUEUE\n3.DISPLAY\n4.EXIT\n\n");</text:p>
      <text:p text:style-name="P2"><text:tab/>scanf("%d", &amp;flag);</text:p>
      <text:p text:style-name="P2"><text:tab/></text:p>
      <text:p text:style-name="P2"><text:tab/>switch(flag)</text:p>
      <text:p text:style-name="P2"><text:tab/>{</text:p>
      <text:p text:style-name="P2"><text:tab/><text:tab/>case 1:</text:p>
      <text:p text:style-name="P2"><text:tab/><text:tab/><text:tab/>enqueue(&amp;q, QUEUE_HEAD);</text:p>
      <text:p text:style-name="P2"><text:tab/><text:tab/><text:tab/>goto L;</text:p>
      <text:p text:style-name="P2"><text:tab/><text:tab/>case 2:</text:p>
      <text:p text:style-name="P2"><text:tab/><text:tab/><text:tab/>dequeue(&amp;q, QUEUE_HEAD);</text:p>
      <text:p text:style-name="P2"><text:tab/><text:tab/><text:tab/>goto L;</text:p>
      <text:p text:style-name="P2"><text:tab/><text:tab/>case 3:</text:p>
      <text:p text:style-name="P2"><text:tab/><text:tab/><text:tab/>display(q.FRONT);</text:p>
      <text:p text:style-name="P2"><text:tab/><text:tab/><text:tab/>goto L;</text:p>
      <text:p text:style-name="P2"><text:tab/><text:tab/>case 4:</text:p>
      <text:p text:style-name="P2"><text:tab/><text:tab/><text:tab/>exit(0);</text:p>
      <text:p text:style-name="P2"><text:tab/><text:tab/>default:</text:p>
      <text:p text:style-name="P2"><text:tab/><text:tab/><text:tab/>printf("Invalid input!\n");</text:p>
      <text:p text:style-name="P2"><text:tab/><text:tab/><text:tab/>goto L;</text:p>
      <text:p text:style-name="P2"><text:tab/>}</text:p>
      <text:p text:style-name="P2">}</text:p>
      <text:p text:style-name="P2"/>
      <text:p text:style-name="Text_20_body"/>
      <text:p text:style-name="P7"><text:span text:style-name="T11">SAMPLE OUTPUT </text:span><text:span text:style-name="T3">:-</text:span></text:p>
      <text:p text:style-name="Standard"/>
      <text:p text:style-name="Standard">Choose the Queue operation</text:p>
      <text:p text:style-name="Standard">1.ENQUEUE</text:p>
      <text:p text:style-name="Standard">2.DEQUEUE</text:p>
      <text:p text:style-name="Standard">3.DISPLAY</text:p>
      <text:p text:style-name="Standard">4.EXIT</text:p>
      <text:p text:style-name="Standard"/>
      <text:p text:style-name="Standard"><text:soft-page-break/>1</text:p>
      <text:p text:style-name="Standard">Enter element</text:p>
      <text:p text:style-name="Standard">1</text:p>
      <text:p text:style-name="Standard"/>
      <text:p text:style-name="Standard">Choose the Queue operation</text:p>
      <text:p text:style-name="Standard">1.ENQUEUE</text:p>
      <text:p text:style-name="Standard">2.DEQUEUE</text:p>
      <text:p text:style-name="Standard">3.DISPLAY</text:p>
      <text:p text:style-name="Standard">4.EXIT</text:p>
      <text:p text:style-name="Standard"/>
      <text:p text:style-name="Standard">1</text:p>
      <text:p text:style-name="Standard">Enter element</text:p>
      <text:p text:style-name="Standard">2</text:p>
      <text:p text:style-name="Standard"/>
      <text:p text:style-name="Standard">Choose the Queue operation</text:p>
      <text:p text:style-name="Standard">1.ENQUEUE</text:p>
      <text:p text:style-name="Standard">2.DEQUEUE</text:p>
      <text:p text:style-name="Standard">3.DISPLAY</text:p>
      <text:p text:style-name="Standard">4.EXIT</text:p>
      <text:p text:style-name="Standard"/>
      <text:p text:style-name="Standard">1</text:p>
      <text:p text:style-name="Standard">Enter element</text:p>
      <text:p text:style-name="Standard">3</text:p>
      <text:p text:style-name="Standard"/>
      <text:p text:style-name="Standard">Choose the Queue operation</text:p>
      <text:p text:style-name="Standard">1.ENQUEUE</text:p>
      <text:p text:style-name="Standard">2.DEQUEUE</text:p>
      <text:p text:style-name="Standard">3.DISPLAY</text:p>
      <text:p text:style-name="Standard">4.EXIT</text:p>
      <text:p text:style-name="Standard"/>
      <text:p text:style-name="Standard">3</text:p>
      <text:p text:style-name="Standard">Queue:</text:p>
      <text:p text:style-name="Standard">1</text:p>
      <text:p text:style-name="Standard">2</text:p>
      <text:p text:style-name="Standard">3</text:p>
      <text:p text:style-name="Standard"/>
      <text:p text:style-name="Standard">Choose the Queue operation</text:p>
      <text:p text:style-name="Standard">1.ENQUEUE</text:p>
      <text:p text:style-name="Standard">2.DEQUEUE</text:p>
      <text:p text:style-name="Standard">3.DISPLAY</text:p>
      <text:p text:style-name="Standard">4.EXIT</text:p>
      <text:p text:style-name="Standard"/>
      <text:p text:style-name="Standard">2</text:p>
      <text:p text:style-name="Standard"/>
      <text:p text:style-name="Standard">Choose the Queue operation</text:p>
      <text:p text:style-name="Standard">1.ENQUEUE</text:p>
      <text:p text:style-name="Standard">2.DEQUEUE</text:p>
      <text:p text:style-name="Standard">3.DISPLAY</text:p>
      <text:p text:style-name="Standard">4.EXIT</text:p>
      <text:p text:style-name="Standard"/>
      <text:p text:style-name="Standard">2</text:p>
      <text:p text:style-name="Standard"/>
      <text:p text:style-name="Standard"><text:soft-page-break/>Choose the Queue operation</text:p>
      <text:p text:style-name="Standard">1.ENQUEUE</text:p>
      <text:p text:style-name="Standard">2.DEQUEUE</text:p>
      <text:p text:style-name="Standard">3.DISPLAY</text:p>
      <text:p text:style-name="Standard">4.EXIT</text:p>
      <text:p text:style-name="Standard"/>
      <text:p text:style-name="Standard">2</text:p>
      <text:p text:style-name="Standard"/>
      <text:p text:style-name="Standard">Choose the Queue operation</text:p>
      <text:p text:style-name="Standard">1.ENQUEUE</text:p>
      <text:p text:style-name="Standard">2.DEQUEUE</text:p>
      <text:p text:style-name="Standard">3.DISPLAY</text:p>
      <text:p text:style-name="Standard">4.EXIT</text:p>
      <text:p text:style-name="Standard"/>
      <text:p text:style-name="Standard">3</text:p>
      <text:p text:style-name="Standard">Queue:</text:p>
      <text:p text:style-name="Standard"/>
      <text:p text:style-name="Standard">Choose the Queue operation</text:p>
      <text:p text:style-name="Standard">1.ENQUEUE</text:p>
      <text:p text:style-name="Standard">2.DEQUEUE</text:p>
      <text:p text:style-name="Standard">3.DISPLAY</text:p>
      <text:p text:style-name="Standard">4.EXIT</text:p>
      <text:p text:style-name="Standard"/>
      <text:p text:style-name="Standard">2</text:p>
      <text:p text:style-name="Standard">Queue is empty!</text:p>
      <text:p text:style-name="Standard"/>
      <text:p text:style-name="Standard">Choose the Queue operation</text:p>
      <text:p text:style-name="Standard">1.ENQUEUE</text:p>
      <text:p text:style-name="Standard">2.DEQUEUE</text:p>
      <text:p text:style-name="Standard">3.DISPLAY</text:p>
      <text:p text:style-name="Standard">4.EXIT</text:p>
      <text:p text:style-name="Standard"/>
      <text:p text:style-name="Standard">4</text:p>
      <text:p text:style-name="Text_20_body"><text:span text:style-name="T11"><text:line-break/>RESULT </text:span><text:span text:style-name="T3">:- </text:span><text:span text:style-name="T4">The given operations are performed on a </text:span><text:span text:style-name="T8">Queue</text:span><text:span text:style-name="T6"> implemented using linked list</text:span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0:04:10.497877074</meta:creation-date>
    <dc:date>2020-11-15T00:50:11.063619214</dc:date>
    <meta:editing-duration>PT3H17M32S</meta:editing-duration>
    <meta:editing-cycles>62</meta:editing-cycles>
    <meta:generator>LibreOffice/6.4.6.2$Linux_X86_64 LibreOffice_project/40$Build-2</meta:generator>
    <meta:document-statistic meta:table-count="0" meta:image-count="0" meta:object-count="0" meta:page-count="6" meta:paragraph-count="219" meta:word-count="493" meta:character-count="3155" meta:non-whitespace-character-count="2750"/>
  </office:meta>
</office:document-meta>
</file>